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833f" officeooo:paragraph-rsid="0001833f"/>
    </style:style>
    <style:style style:name="P2" style:family="paragraph" style:parent-style-name="Standard">
      <style:text-properties officeooo:rsid="00031284" officeooo:paragraph-rsid="00031284"/>
    </style:style>
    <style:style style:name="P3" style:family="paragraph" style:parent-style-name="Standard">
      <style:text-properties officeooo:rsid="000337ee" officeooo:paragraph-rsid="000337ee"/>
    </style:style>
    <style:style style:name="P4" style:family="paragraph" style:parent-style-name="Standard">
      <style:text-properties officeooo:rsid="0003c8bd" officeooo:paragraph-rsid="0003c8bd"/>
    </style:style>
    <style:style style:name="P5" style:family="paragraph" style:parent-style-name="Standard">
      <style:text-properties officeooo:rsid="0009eb0f" officeooo:paragraph-rsid="0009eb0f"/>
    </style:style>
    <style:style style:name="T1" style:family="text">
      <style:text-properties officeooo:rsid="000545a4"/>
    </style:style>
    <style:style style:name="T2" style:family="text">
      <style:text-properties officeooo:rsid="0007905f"/>
    </style:style>
    <style:style style:name="T3" style:family="text">
      <style:text-properties officeooo:rsid="0008a5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mshing with Friens</text:p>
      <text:p text:style-name="P1"/>
      <text:p text:style-name="P1">Gram multiplayer typu survival, w pełni oparta na wędkowaniu. Wraz ze znajomymi (albo samemu) wybierasz łowisko, na którym chcesz łowić, następnie dobierasz odpowiedni sprzęt i starasz się złowić jak największe ryby, jednocześnie próbując nie umrzeć z głodu, zimna czy od dzikich zwierząt.</text:p>
      <text:p text:style-name="P1"/>
      <text:p text:style-name="P1">Milestones</text:p>
      <text:p text:style-name="P1"/>
      <text:p text:style-name="P4">Całokształt</text:p>
      <text:p text:style-name="P4"/>
      <text:p text:style-name="P4">Alpha</text:p>
      <text:p text:style-name="P4">-Wszystko zrobione na v0.5</text:p>
      <text:p text:style-name="P4">-Placeholdery graficzne</text:p>
      <text:p text:style-name="P4">-Dźwięki opcjonalne</text:p>
      <text:p text:style-name="P4">-Ubogie ale funkcjonalne UI</text:p>
      <text:p text:style-name="P4"/>
      <text:p text:style-name="P4">Beta</text:p>
      <text:p text:style-name="P4">-Testy w trakcie</text:p>
      <text:p text:style-name="P4">-Zastępowanie placeholderów graficznych w trakcie</text:p>
      <text:p text:style-name="P4">-Większość dźwięków wymagana</text:p>
      <text:p text:style-name="P4">-Funkcjonalne UI ale bez menu</text:p>
      <text:p text:style-name="P4"/>
      <text:p text:style-name="P4">Final</text:p>
      <text:p text:style-name="P4">-Testy zakończone</text:p>
      <text:p text:style-name="P4">-Spójna grafika</text:p>
      <text:p text:style-name="P4">-<text:span text:style-name="T1">Wszystkie dźwięki wprowadzone</text:span></text:p>
      <text:p text:style-name="P4">-Funkcjonalne menu</text:p>
      <text:p text:style-name="P1">-<text:span text:style-name="T2">Wszystkie zgłoszone błędy naprawione</text:span></text:p>
      <text:p text:style-name="P1">-<text:span text:style-name="T3">Współprace (jeśli się uda)</text:span></text:p>
      <text:p text:style-name="P1"/>
      <text:p text:style-name="P1">System wędkowania</text:p>
      <text:p text:style-name="P1"/>
      <text:p text:style-name="P2">Holowanie</text:p>
      <text:p text:style-name="P2">v0.1</text:p>
      <text:p text:style-name="P2">Zwijanie, ryba nie walczy, nie da się jej wyciągnąć</text:p>
      <text:p text:style-name="P2">v0.2</text:p>
      <text:p text:style-name="P2">Zwijanie, ryba walczy ale wraca do punktu startu, nie da się jej wyciągnąć</text:p>
      <text:p text:style-name="P2">v0.3</text:p>
      <text:p text:style-name="P2">Zwijanie, ryba walczy i jeździ po całym jeziorze, nie da się jej wyciągnąć</text:p>
      <text:p text:style-name="P2">v0.5</text:p>
      <text:p text:style-name="P2">Zwijanie, ryba walczy i jeździ po całym jeziorze, da się ją wyciągnąć</text:p>
      <text:p text:style-name="P2"/>
      <text:p text:style-name="P2">Zarzucanie</text:p>
      <text:p text:style-name="P2">v0.1</text:p>
      <text:p text:style-name="P2">Po prostu spawnuje spławik tam gdzie gracz wskazuje</text:p>
      <text:p text:style-name="P2">v0.2</text:p>
      <text:p text:style-name="P2">Zarzut bazujący na sile rzutu (trzymanie myszki)</text:p>
      <text:p text:style-name="P2">v0.3</text:p>
      <text:p text:style-name="P2">Zarzut ograniczony</text:p>
      <text:p text:style-name="P2">v0.4</text:p>
      <text:p text:style-name="P2"><text:soft-page-break/>Zarzut, jeśli trafiono poza wodę to próbuje przyciągnąć to co złapało (innego gracza/przedmiot), albo wbija się w ziemię</text:p>
      <text:p text:style-name="P2">v0.5</text:p>
      <text:p text:style-name="P3">Zarzut bazujący na sprzęcie</text:p>
      <text:p text:style-name="P3"/>
      <text:p text:style-name="P5">Zachowanie ryb</text:p>
      <text:p text:style-name="P5">v0.1</text:p>
      <text:p text:style-name="P5">Ryby som</text:p>
      <text:p text:style-name="P5">v0.2</text:p>
      <text:p text:style-name="P5">Ryby umieszczane na początku, proceduralnie ale zależnie od ich preferencji</text:p>
      <text:p text:style-name="P5">v0.3</text:p>
      <text:p text:style-name="P5">System zmęczenia ryb w trakcie holu</text:p>
      <text:p text:style-name="P5">v0.4</text:p>
      <text:p text:style-name="P5">System ostrożności ryb przed braniem</text:p>
      <text:p text:style-name="P5">v0.5</text:p>
      <text:p text:style-name="P5">Zaanimowane ryby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4T20:26:08.504000000</meta:creation-date>
    <dc:date>2024-06-24T21:17:24.627000000</dc:date>
    <meta:editing-duration>PT51M13S</meta:editing-duration>
    <meta:editing-cycles>10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53" meta:word-count="226" meta:character-count="1513" meta:non-whitespace-character-count="1340"/>
  </office:meta>
</office:document-meta>
</file>